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8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NPE_test" table:style-name="ta1">
        <table:table-column table:style-name="co1" table:default-cell-style-name="Default"/>
        <table:table-row table:style-name="ro1">
          <table:table-cell office:value-type="string" calcext:value-type="string">
            <text:p>SNPE_V0(interpolation by pytorch)</text:p>
          </table:table-cell>
        </table:table-row>
        <table:table-row table:style-name="ro1">
          <table:table-cell office:value-type="string" calcext:value-type="string">
            <text:p>I20220725 22:17:45.481513 <text:s/>6154 timer.cpp:138] extract_des <text:s text:c="17"/>-&gt; min:0.001, max:24.24, avg:2.491, sum:47.3460 ms</text:p>
          </table:table-cell>
        </table:table-row>
        <table:table-row table:style-name="ro1">
          <table:table-cell office:value-type="string" calcext:value-type="string">
            <text:p>I20220725 22:17:45.481745 <text:s/>6154 timer.cpp:138] extract_kps <text:s text:c="17"/>-&gt; min:4.517, max:13.33, avg:5.534, sum:105.151 ms</text:p>
          </table:table-cell>
        </table:table-row>
        <table:table-row table:style-name="ro1">
          <table:table-cell office:value-type="string" calcext:value-type="string">
            <text:p>I20220725 22:17:45.481827 <text:s/>6154 timer.cpp:138] forward <text:s text:c="21"/>-&gt; min:369.1, max:621.2, avg:387.4, sum:7361.71 ms</text:p>
          </table:table-cell>
        </table:table-row>
        <table:table-row table:style-name="ro1">
          <table:table-cell office:value-type="string" calcext:value-type="string">
            <text:p>I20220725 22:17:45.481873 <text:s/>6154 timer.cpp:138] move output to std vector <text:s text:c="3"/>-&gt; min:1024., max:1221., avg:1057., sum:20097.3 ms</text:p>
          </table:table-cell>
        </table:table-row>
        <table:table-row table:style-name="ro1">
          <table:table-cell office:value-type="string" calcext:value-type="string">
            <text:p>I20220725 22:17:45.481914 <text:s/>6154 timer.cpp:138] nms <text:s text:c="25"/>-&gt; min:1.425, max:5.422, avg:1.887, sum:35.8663 ms</text:p>
          </table:table-cell>
        </table:table-row>
        <table:table-row table:style-name="ro1">
          <table:table-cell office:value-type="string" calcext:value-type="string">
            <text:p>I20220725 22:17:45.481956 <text:s/>6154 timer.cpp:138] preprocess <text:s text:c="18"/>-&gt; min:4.289, max:10.76, avg:5.126, sum:97.3978 ms</text:p>
          </table:table-cell>
        </table:table-row>
        <table:table-row table:style-name="ro1">
          <table:table-cell office:value-type="string" calcext:value-type="string">
            <text:p>I20220725 22:17:45.481995 <text:s/>6154 timer.cpp:138] subpixel <text:s text:c="20"/>-&gt; min:0.001, max:1.792, avg:0.186, sum:3.53432 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2T17:50:45.711244815</meta:creation-date>
    <dc:date>2022-09-22T17:53:01.185475893</dc:date>
    <meta:editing-duration>PT2M16S</meta:editing-duration>
    <meta:editing-cycles>1</meta:editing-cycles>
    <meta:document-statistic meta:table-count="1" meta:cell-count="8" meta:object-count="0"/>
    <meta:generator>LibreOffice/6.0.7.3$Linux_X86_64 LibreOffice_project/00m0$Build-3</meta:generator>
  </office:meta>
</office:document-meta>
</file>